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rationModule.getDocument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erationModule.Operation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Modul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erationModule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Modul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